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2.011cm"/>
    </style:style>
    <style:style style:name="Tabella4.B" style:family="table-column">
      <style:table-column-properties style:column-width="3.988cm"/>
    </style:style>
    <style:style style:name="Tabella4.C" style:family="table-column">
      <style:table-column-properties style:column-width="7.098cm"/>
    </style:style>
    <style:style style:name="Tabella4.D" style:family="table-column">
      <style:table-column-properties style:column-width="6.694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C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13.811cm" fo:margin-left="0cm" table:align="left" style:shadow="none"/>
    </style:style>
    <style:style style:name="Tabella5.A" style:family="table-column">
      <style:table-column-properties style:column-width="2.203cm"/>
    </style:style>
    <style:style style:name="Tabella5.B" style:family="table-column">
      <style:table-column-properties style:column-width="3.988cm"/>
    </style:style>
    <style:style style:name="Tabella5.C" style:family="table-column">
      <style:table-column-properties style:column-width="0.915cm"/>
    </style:style>
    <style:style style:name="Tabella5.D" style:family="table-column">
      <style:table-column-properties style:column-width="6.705cm"/>
    </style:style>
    <style:style style:name="Tabella5.A1" style:family="table-cell">
      <style:table-cell-properties fo:background-color="#ffffff" fo:padding="0.049cm" fo:border="0.05pt solid #000000">
        <style:background-image/>
      </style:table-cell-properties>
    </style:style>
    <style:style style:name="Tabella5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705cm" table:align="margins" style:shadow="none"/>
    </style:style>
    <style:style style:name="Tabella1.A" style:family="table-column">
      <style:table-column-properties style:column-width="4.667cm" style:rel-column-width="2607*"/>
    </style:style>
    <style:style style:name="Tabella1.B" style:family="table-column">
      <style:table-column-properties style:column-width="2.037cm" style:rel-column-width="1138*"/>
    </style:style>
    <style:style style:name="Tabella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transparent" fo:padding="0.049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dba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7c11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3c366e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normal" officeooo:rsid="003c366e" officeooo:paragraph-rsid="0091767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9dbac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9a108f"/>
    </style:style>
    <style:style style:name="T6" style:family="text">
      <style:text-properties fo:font-size="7pt" fo:font-weight="normal" officeooo:rsid="003c366e" style:font-size-asian="7pt" style:font-weight-asian="normal" style:font-size-complex="7pt" style:font-weight-complex="normal"/>
    </style:style>
    <style:style style:name="T7" style:family="text">
      <style:text-properties fo:font-size="7pt" officeooo:rsid="003c366e" style:font-size-asian="7pt" style:font-size-complex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c366e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stinte prodotti ordinati: <text:span text:style-name="T9"><text:placeholder text:placeholder-type="text">&lt;get_filter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table:number-columns-spanned="2" office:value-type="string">
              <text:p text:style-name="P9">Prodotto</text:p>
            </table:table-cell>
            <table:covered-table-cell/>
            <table:table-cell table:style-name="Tabella4.A1" office:value-type="string">
              <text:p text:style-name="P17">Parti</text:p>
            </table:table-cell>
            <table:table-cell table:style-name="Tabella4.D1" office:value-type="string">
              <text:p text:style-name="P17">Componenti finali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6"><text:text-input text:description="&lt;for each=&quot;item in load_bom(data)&quot;&gt;">starts for loop</text:text-input></text:p>
          </table:table-cell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"><text:placeholder text:placeholder-type="text">&lt;item.default_code&gt;</text:placeholder></text:p>
          </table:table-cell>
          <table:table-cell table:style-name="Tabella4.A3" office:value-type="string">
            <text:p text:style-name="P15"><text:placeholder text:placeholder-type="text">&lt;item.name&gt;</text:placeholder></text:p>
          </table:table-cell>
          <table:table-cell table:style-name="Tabella4.C3" table:number-columns-spanned="2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row>
                <table:table-cell table:style-name="Tabella5.A1" table:number-columns-spanned="4" office:value-type="string">
                  <text:p text:style-name="P4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7"><text:span text:style-name="T8"><text:placeholder text:placeholder-type="text">&lt;component.product_id.default_code or '???'&gt;</text:placeholder></text:span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11"><text:placeholder text:placeholder-type="text">&lt;component.category_id.name or ''&gt;</text:placeholder><text:placeholder text:placeholder-type="text">&lt;if test="component.product_id.bom_placeholder"&gt;</text:placeholder><draw:frame draw:style-name="fr1" draw:name="Immagine1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8"><text:placeholder text:placeholder-type="text">&lt;component.product_qty or 0.0&gt;</text:placeholder></text:p>
                </table:table-cell>
                <table:table-cell table:style-name="Tabella5.D2" office:value-type="string">
                  <text:p text:style-name="P14"><text:text-input text:description="&lt;for each=&quot;p in component.product_id.half_bom_ids&quot;&gt;">starts for loop</text:text-input> </text:p>
                  <table:table table:name="Tabella1" table:style-name="Tabella1">
                    <table:table-column table:style-name="Tabella1.A"/>
                    <table:table-column table:style-name="Tabella1.B"/>
                    <table:table-row>
                      <table:table-cell table:style-name="Tabella1.A1" office:value-type="string">
                        <text:p text:style-name="P14"><text:placeholder text:placeholder-type="text">&lt;p.product_id.default_code or ''&gt;</text:placeholder></text:p>
                      </table:table-cell>
                      <table:table-cell table:style-name="Tabella1.B1" office:value-type="string">
                        <text:p text:style-name="P16"><text:placeholder text:placeholder-type="text">&lt;p.product_qty&gt;</text:placeholder></text:p>
                      </table:table-cell>
                    </table:table-row>
                  </table:table>
                  <text:p text:style-name="P13"><text:text-input text:description="&lt;/for&gt;">ends for loop</text:text-input></text:p>
                </table:table-cell>
              </table:table-row>
              <table:table-row>
                <table:table-cell table:style-name="Tabella5.A3" table:number-columns-spanned="4" office:value-type="string">
                  <text:p text:style-name="P5"><text:text-input text:description="&lt;/for&gt;">ends for loop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</table:table-row>
        <table:table-row>
          <table:table-cell table:style-name="Tabella4.A4" table:number-columns-spanned="4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MT4" style:family="text">
      <style:text-properties officeooo:rsid="009a108f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  <text:p text:style-name="MP2">Filtro: <text:span text:style-name="MT4">Distinta base richiesta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4T17:22:21.587141264</dc:date>
    <dc:creator>thebrush </dc:creator>
    <meta:editing-duration>PT15H6M27S</meta:editing-duration>
    <meta:editing-cycles>159</meta:editing-cycles>
    <meta:document-statistic meta:table-count="3" meta:image-count="2" meta:object-count="0" meta:page-count="1" meta:paragraph-count="20" meta:word-count="84" meta:character-count="693" meta:non-whitespace-character-count="638"/>
  </office:meta>
</office:document-meta>
</file>